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ystem"/>
    <style:font-face style:name="sans-serif" svg:font-family="sans-serif" style:font-family-generic="system"/>
    <style:font-face style:name="DejaVu Serif" svg:font-family="'DejaVu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5pt" style:font-size-asian="15pt"/>
    </style:style>
    <style:style style:name="P2" style:family="paragraph" style:parent-style-name="Standard">
      <style:text-properties style:font-name="sans-serif" fo:font-size="15pt" fo:font-weight="bold" style:font-size-asian="15pt" style:font-weight-asian="bold"/>
    </style:style>
    <style:style style:name="P3" style:family="paragraph" style:parent-style-name="Standard">
      <style:paragraph-properties fo:margin-left="0cm" fo:margin-right="0cm" fo:text-indent="1.251cm" style:auto-text-indent="false"/>
      <style:text-properties fo:color="#2a6099" style:font-name="sans-serif" fo:font-size="14pt" style:font-size-asian="14pt" style:font-size-complex="14pt"/>
    </style:style>
    <style:style style:name="P4" style:family="paragraph" style:parent-style-name="Standard">
      <style:paragraph-properties fo:margin-left="0cm" fo:margin-right="0cm" fo:text-indent="1.251cm" style:auto-text-indent="false"/>
      <style:text-properties style:font-name="sans-serif" fo:font-size="15pt" style:font-size-asian="15pt"/>
    </style:style>
    <style:style style:name="P5" style:family="paragraph" style:parent-style-name="Normal">
      <style:paragraph-properties fo:text-align="center" style:justify-single-word="false"/>
      <style:text-properties fo:color="#6b5e9b" style:font-name="sans-serif" fo:font-size="72pt" fo:letter-spacing="0.018cm" fo:font-weight="bold" style:font-size-asian="72pt" style:font-weight-asian="bold" style:font-size-complex="72pt"/>
    </style:style>
    <style:style style:name="P6" style:family="paragraph" style:parent-style-name="Standard">
      <style:paragraph-properties fo:break-before="page"/>
      <style:text-properties style:font-name="sans-serif" fo:font-size="15pt" fo:font-weight="bold" style:font-size-asian="15pt" style:font-weight-asian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2a6099" style:font-name="sans-serif" fo:font-size="14pt" style:font-size-asian="14pt" style:font-size-complex="14pt"/>
    </style:style>
    <style:style style:name="P8" style:family="paragraph" style:parent-style-name="Standard">
      <style:text-properties style:font-name="sans-serif" fo:font-size="15pt" fo:font-weight="bold" style:font-size-asian="15pt" style:font-weight-asian="bold"/>
    </style:style>
    <style:style style:name="P9" style:family="paragraph" style:parent-style-name="Standard">
      <style:text-properties style:font-name="sans-serif" fo:font-size="15pt" fo:font-weight="bold" style:font-size-asian="15pt" style:font-weight-asian="bold" style:font-size-complex="15pt"/>
    </style:style>
    <style:style style:name="P10" style:family="paragraph" style:parent-style-name="Standard">
      <style:text-properties style:font-name="sans-serif" fo:font-size="15pt" fo:font-weight="bold" style:font-size-asian="15pt" style:font-weight-asian="bold" style:font-weight-complex="bold"/>
    </style:style>
    <style:style style:name="P11" style:family="paragraph" style:parent-style-name="Standard">
      <style:text-properties fo:color="#2a6099" style:font-name="sans-serif" fo:font-size="14pt" style:font-size-asian="14pt" style:font-size-complex="14pt"/>
    </style:style>
    <style:style style:name="P12" style:family="paragraph" style:parent-style-name="Normal" style:master-page-name="MP0">
      <style:paragraph-properties style:page-number="auto" fo:break-before="page"/>
    </style:style>
    <style:style style:name="P13" style:family="paragraph" style:parent-style-name="Normal">
      <style:paragraph-properties fo:text-align="center" style:justify-single-word="false"/>
      <style:text-properties fo:color="#6b5e9b" style:font-name="sans-serif" fo:font-size="72pt" fo:letter-spacing="0.018cm" fo:font-weight="bold" officeooo:rsid="001e15ad" officeooo:paragraph-rsid="001e15ad" style:font-size-asian="72pt" style:font-weight-asian="bold" style:font-size-complex="72pt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  <style:paragraph-properties fo:text-align="end"/>
      <style:text-properties fo:font-weight="bold" style:font-weight-asian="bold" style:font-weight-complex="bold"/>
    </style:style>
    <style:style style:name="T1" style:family="text">
      <style:text-properties officeooo:rsid="000d6c22"/>
    </style:style>
    <style:style style:name="T2" style:family="text">
      <style:text-properties officeooo:rsid="001dbb06"/>
    </style:style>
    <style:style style:name="T3" style:family="text">
      <style:text-properties fo:color="#2a6099" style:font-name="sans-serif" fo:font-size="14pt" style:font-size-asian="14pt" style:font-size-complex="14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gr1" style:family="graphic">
      <style:graphic-properties draw:stroke="none" svg:stroke-color="#000000" draw:fill="none" draw:fill-color="#ffffff" fo:min-height="1.4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1" draw:name="Cuadro de texto 1" text:anchor-type="paragraph" svg:y="6.2cm" svg:width="17.394cm" style:rel-width="scale" svg:height="7.142cm" style:rel-height="scale" draw:z-index="0"><draw:text-box><text:p text:style-name="P5">PR<text:span text:style-name="T1">Á</text:span>CTICA <text:span text:style-name="T2">3</text:span></text:p><text:p text:style-name="P13">TIMERS</text:p></draw:text-box></draw:frame><draw:frame text:anchor-type="paragraph" draw:z-index="1" draw:name="Forma1" draw:style-name="gr1" draw:text-style-name="P15" svg:width="3.862cm" svg:height="1.435cm" svg:x="13.296cm" svg:y="21.698cm"><draw:text-box><text:p text:style-name="P14"><text:span text:style-name="T4">Ricard Ruiz</text:span></text:p><text:p text:style-name="P14"><text:span text:style-name="T4">Jose Blanco</text:span></text:p></draw:text-box></draw:frame></text:p>
      <text:p text:style-name="P6">Què es vol fer a la pràctica?</text:p>
      <text:p text:style-name="P4"/>
      <text:p text:style-name="P2">Quins recursos del Microcontrolador, Placa d’Experimentació I Robot es fan servir.</text:p>
      <text:p text:style-name="P3"/>
      <text:p text:style-name="P9">Com s’han configurat els diferents recursos.</text:p>
      <text:p text:style-name="P7"><text:tab/></text:p>
      <text:p text:style-name="P2">Com i per quines funcions es fan servir.</text:p>
      <text:p text:style-name="P4"><text:span text:style-name="Fuente_20_de_20_párrafo_20_predeter."><text:span text:style-name="T3"/></text:span></text:p>
      <text:p text:style-name="P2">Problemes que han sorgit (que no siguin de compilació) i com s’han solucionat.</text:p>
      <text:p text:style-name="P11"><text:tab/></text:p>
      <text:p text:style-name="P2">Conclusions.</text:p>
      <text:p text:style-name="P11"><text:tab/></text:p>
      <text:p text:style-name="P10">Diagrames de flux.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 style:font-family-generic="system"/>
    <style:font-face style:name="sans-serif" svg:font-family="sans-serif" style:font-family-generic="system"/>
    <style:font-face style:name="DejaVu Serif" svg:font-family="'DejaVu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DejaVu Sans" fo:font-family="'DejaVu Sans'" style:font-family-generic="system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uente_20_de_20_párrafo_20_predeter." style:display-name="Fuente de párrafo predeter.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officeooo:rsid="000d6c22"/>
    </style:style>
    <style:style style:name="MT2" style:family="text">
      <style:text-properties officeooo:rsid="001dbb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fo:background-color="transparent" style:dynamic-spacing="true" draw:fill="none" draw:fill-color="#4472c4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Encabezado">Ricard Ruiz &amp; Jose Blanco<text:tab/>PAE<text:tab/>Pr<text:span text:style-name="MT1">á</text:span>ctica <text:span text:style-name="MT2">3 - Timers</text:span></text:p>
      </style:header>
      <loext:header-first>
        <text:p text:style-name="Encabezado"/>
      </loext:header-first>
      <style:footer>
        <text:p text:style-name="Footer"><text:tab/><text:tab/>Página <text:page-number text:select-page="current">2</text:page-number>/<text:page-count>2</text:page-count></text:p>
      </style:footer>
      <loext:footer-first>
        <text:p text:style-name="Footer"><text:tab/><text:tab/></text:p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dc:title/>
    <meta:creation-date>2019-02-28T11:26:00Z</meta:creation-date>
    <dc:date>2019-03-15T17:44:05.336000000</dc:date>
    <meta:editing-cycles>44</meta:editing-cycles>
    <meta:editing-duration>PT2H5M57S</meta:editing-duration>
    <meta:document-statistic meta:table-count="0" meta:image-count="0" meta:object-count="0" meta:page-count="2" meta:paragraph-count="16" meta:word-count="64" meta:character-count="386" meta:non-whitespace-character-count="325"/>
    <meta:template xlink:type="simple" xlink:actuate="onRequest" xlink:title="" xlink:href="Normal"/>
  </office:meta>
</office:document-meta>
</file>